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>
      <style:paragraph-properties fo:text-align="end" style:justify-single-word="false" fo:padding="0.049cm" fo:border="0.06pt solid #d9d9e3"/>
      <style:text-properties officeooo:paragraph-rsid="000109cf"/>
    </style:style>
    <style:style style:name="P3" style:family="paragraph" style:parent-style-name="Text_20_body">
      <style:paragraph-properties fo:text-align="start" style:justify-single-word="false" fo:padding="0.049cm" fo:border="0.06pt solid #d9d9e3"/>
      <style:text-properties officeooo:rsid="000109cf" officeooo:paragraph-rsid="000109cf"/>
    </style:style>
    <style:style style:name="P4" style:family="paragraph" style:parent-style-name="Text_20_body">
      <style:paragraph-properties fo:padding="0.049cm" fo:border="0.06pt solid #d9d9e3"/>
      <style:text-properties officeooo:rsid="000109cf" officeooo:paragraph-rsid="000109cf"/>
    </style:style>
    <style:style style:name="P5" style:family="paragraph" style:parent-style-name="Text_20_body">
      <style:paragraph-properties fo:padding="0.049cm" fo:border="0.06pt solid #d9d9e3"/>
      <style:text-properties officeooo:paragraph-rsid="0001ad44"/>
    </style:style>
    <style:style style:name="P6" style:family="paragraph" style:parent-style-name="Text_20_body">
      <style:paragraph-properties fo:text-align="end" style:justify-single-word="false" fo:padding="0.049cm" fo:border="0.06pt solid #d9d9e3"/>
      <style:text-properties officeooo:rsid="000109cf" officeooo:paragraph-rsid="000109cf"/>
    </style:style>
    <style:style style:name="P7" style:family="paragraph" style:parent-style-name="Text_20_body">
      <style:paragraph-properties fo:text-align="end" style:justify-single-word="false" fo:padding="0.049cm" fo:border="0.06pt solid #d9d9e3"/>
      <style:text-properties officeooo:paragraph-rsid="000109cf"/>
    </style:style>
    <style:style style:name="T1" style:family="text">
      <style:text-properties officeooo:rsid="000109cf"/>
    </style:style>
    <style:style style:name="T2" style:family="text">
      <style:text-properties officeooo:rsid="0001ad44"/>
    </style:style>
    <style:style style:name="T3" style:family="text">
      <style:text-properties officeooo:rsid="000257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atin Jain</text:p>
      <text:p text:style-name="P2"><text:span text:style-name="T1">jatin</text:span><text:span text:style-name="T3">alwar2001@gmail.com</text:span></text:p>
      <text:p text:style-name="P2"><text:span text:style-name="T1">26 July 2023</text:span><text:line-break/></text:p>
      <text:p text:style-name="P3">Dear Sir/Madam</text:p>
      <text:p text:style-name="P3">RE: <text:span text:style-name="T3">Python Software Engineer</text:span></text:p>
      <text:p text:style-name="P3"/>
      <text:p text:style-name="P1">I am excited to apply for the <text:span text:style-name="T3">position of Python Software Engineer at DeepSea</text:span>. As a <text:span text:style-name="T3">Software Developer </text:span>with a passion for technology, I am eager to contribute my skills and learn from your industry-leading team. My academic background and experience in <text:span text:style-name="T1">Python, C, C++, Blockchain and CS Fundamentals such as Data Structures, Operating System , DBMS and OOP</text:span> make me a strong fit for this opportunity. <text:span text:style-name="T1">I’ve also worked at Python Software Foundation during Google Summer of Code 2022 which makes me familier to work on industry level software.</text:span></text:p>
      <text:p text:style-name="P1"/>
      <text:p text:style-name="P5">Thank you for considering my application. </text:p>
      <text:p text:style-name="P5">I look forward to the possibility of contributing to <text:span text:style-name="T3">DeepSea’s</text:span>innovative projects and gaining valuable experience during the internship.</text:p>
      <text:p text:style-name="P1"/>
      <text:p text:style-name="P1">Sincerely,</text:p>
      <text:p text:style-name="P4">Jatin Jai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6:33:32.873451401</meta:creation-date>
    <dc:date>2023-07-29T17:31:53.776299905</dc:date>
    <meta:editing-duration>PT11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29" meta:character-count="827" meta:non-whitespace-character-count="706"/>
  </office:meta>
</office:document-meta>
</file>